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, sans-serif"/>
    <style:font-face style:name="Gill Sans MT_CCJU" svg:font-family="'Gill Sans MT_CCJU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5.743cm" table:align="right"/>
    </style:style>
    <style:style style:name="Table1.A" style:family="table-column">
      <style:table-column-properties style:column-width="5.743cm"/>
    </style:style>
    <style:style style:name="Table1.A1" style:family="table-cell">
      <style:table-cell-properties fo:padding="0.097cm" fo:border="none"/>
    </style:style>
    <style:style style:name="tabCasTraiteRecapAvasad" style:family="table">
      <style:table-properties style:width="16.999cm" table:align="margins"/>
    </style:style>
    <style:style style:name="tabCasTraiteRecapAvasad.A" style:family="table-column">
      <style:table-column-properties style:column-width="3.36cm" style:rel-column-width="12954*"/>
    </style:style>
    <style:style style:name="tabCasTraiteRecapAvasad.B" style:family="table-column">
      <style:table-column-properties style:column-width="7.883cm" style:rel-column-width="30390*"/>
    </style:style>
    <style:style style:name="tabCasTraiteRecapAvasad.C" style:family="table-column">
      <style:table-column-properties style:column-width="1.958cm" style:rel-column-width="7548*"/>
    </style:style>
    <style:style style:name="tabCasTraiteRecapAvasad.D" style:family="table-column">
      <style:table-column-properties style:column-width="3.798cm" style:rel-column-width="14643*"/>
    </style:style>
    <style:style style:name="tabCasTraiteRecapAvasad.A1" style:family="table-cell">
      <style:table-cell-properties style:vertical-align="middle" fo:background-color="#e6e6e6" fo:padding="0.049cm" fo:border-left="0.002cm solid #000000" fo:border-right="none" fo:border-top="0.002cm solid #000000" fo:border-bottom="0.035cm solid #000000">
        <style:background-image/>
      </style:table-cell-properties>
    </style:style>
    <style:style style:name="tabCasTraiteRecapAvasad.D1" style:family="table-cell">
      <style:table-cell-properties style:vertical-align="middle" fo:background-color="#e6e6e6" fo:padding="0.049cm" fo:border-left="0.002cm solid #000000" fo:border-right="0.002cm solid #000000" fo:border-top="0.002cm solid #000000" fo:border-bottom="0.035cm solid #000000">
        <style:background-image/>
      </style:table-cell-properties>
    </style:style>
    <style:style style:name="tabCasTraiteRecapAvasad.A2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abCasTraiteRecapAvasad.D2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CasTraiteRecapAvasad.A3" style:family="table-cell">
      <style:table-cell-properties style:vertical-align="middle" fo:padding="0cm" fo:border="none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Arial1" fo:font-size="10pt" style:font-size-asian="10pt" style:font-size-complex="10pt"/>
    </style:style>
    <style:style style:name="P8" style:family="paragraph" style:parent-style-name="Text_20_body">
      <style:text-properties fo:color="#000000" style:font-name="Arial" fo:font-size="10pt" style:font-size-asian="10pt" style:font-size-complex="10pt"/>
    </style:style>
    <style:style style:name="P9" style:family="paragraph" style:parent-style-name="Text_20_body">
      <style:text-properties fo:color="#000000" style:font-name="Arial" fo:font-size="11pt" fo:font-weight="bold" style:font-size-asian="10pt" style:font-weight-asian="bold" style:font-size-complex="10pt" style:font-weight-complex="bold"/>
    </style:style>
    <style:style style:name="P10" style:family="paragraph" style:parent-style-name="Text_20_body">
      <style:text-properties fo:color="#000000" style:font-name="Gill Sans MT_CCJU" fo:font-size="11pt" style:font-size-asian="10pt" style:font-size-complex="10pt"/>
    </style:style>
    <style:style style:name="P11" style:family="paragraph" style:parent-style-name="Standard">
      <style:text-properties style:font-name="Arial" fo:font-size="10pt" style:font-size-asian="10pt" style:font-size-complex="10pt"/>
    </style:style>
    <style:style style:name="P12" style:family="paragraph" style:parent-style-name="Standard">
      <style:text-properties style:font-name="Arial" fo:font-size="2pt" style:font-size-asian="2pt" style:font-size-complex="2pt"/>
    </style:style>
    <style:style style:name="P13" style:family="paragraph" style:parent-style-name="Standard">
      <style:paragraph-properties fo:margin-top="0cm" fo:margin-bottom="0cm"/>
      <style:text-properties style:font-name="Arial1" fo:font-size="10pt" style:font-size-asian="10pt" style:font-size-complex="10pt"/>
    </style:style>
    <style:style style:name="P14" style:family="paragraph" style:parent-style-name="Text_20_body">
      <style:text-properties style:font-name="Aria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%#include enTetesDecisionRFM_sansAdresse#%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%=ADRESSE_CMS=%</text:p>
          </table:table-cell>
        </table:table-row>
      </table:table>
      <text:p text:style-name="P13"/>
      <text:p text:style-name="P11"/>
      <text:p text:style-name="P14"><text:span text:style-name="T2">%=DATE_ET_LIEU=%</text:span></text:p>
      <text:p text:style-name="P10"/>
      <text:p text:style-name="P9">%=titreDocumentRecapAvasadListeTraite=%</text:p>
      <text:p text:style-name="P8"/>
      <table:table table:name="tabCasTraiteRecapAvasad" table:style-name="tabCasTraiteRecapAvasad">
        <table:table-column table:style-name="tabCasTraiteRecapAvasad.A"/>
        <table:table-column table:style-name="tabCasTraiteRecapAvasad.B"/>
        <table:table-column table:style-name="tabCasTraiteRecapAvasad.C"/>
        <table:table-column table:style-name="tabCasTraiteRecapAvasad.D"/>
        <table:table-row>
          <table:table-cell table:style-name="tabCasTraiteRecapAvasad.A1" office:value-type="string">
            <text:p text:style-name="P6">%=titreNss=%</text:p>
          </table:table-cell>
          <table:table-cell table:style-name="tabCasTraiteRecapAvasad.A1" office:value-type="string">
            <text:p text:style-name="P6">%=titreNomPrenomTiers=%</text:p>
          </table:table-cell>
          <table:table-cell table:style-name="tabCasTraiteRecapAvasad.A1" office:value-type="string">
            <text:p text:style-name="P6">%=titreAnneeQd=%</text:p>
          </table:table-cell>
          <table:table-cell table:style-name="tabCasTraiteRecapAvasad.D1" office:value-type="string">
            <text:p text:style-name="P6">%=titreMontant=%</text:p>
          </table:table-cell>
        </table:table-row>
        <table:table-row>
          <table:table-cell table:style-name="tabCasTraiteRecapAvasad.A2" office:value-type="string">
            <text:p text:style-name="P4">%{ligneDetailTraiteRecapAvasad}%%=nssTraiteRecap=%</text:p>
          </table:table-cell>
          <table:table-cell table:style-name="tabCasTraiteRecapAvasad.A2" office:value-type="string">
            <text:p text:style-name="P1">%=tiersTraiteRecap=%</text:p>
          </table:table-cell>
          <table:table-cell table:style-name="tabCasTraiteRecapAvasad.A2" office:value-type="string">
            <text:p text:style-name="P3">%=anneeTraiteQdRecap=%</text:p>
          </table:table-cell>
          <table:table-cell table:style-name="tabCasTraiteRecapAvasad.D2" office:value-type="string">
            <text:p text:style-name="P2">%=montantTraiteRecap=%</text:p>
          </table:table-cell>
        </table:table-row>
        <table:table-row>
          <table:table-cell table:style-name="tabCasTraiteRecapAvasad.A3" office:value-type="string">
            <text:p text:style-name="P4">%{ligneTotalTraiteRecapAvasad}%<text:span text:style-name="T1">%=texteTotalTraiteRecap=%</text:span></text:p>
          </table:table-cell>
          <table:table-cell table:style-name="tabCasTraiteRecapAvasad.A3" office:value-type="string">
            <text:p text:style-name="P1"/>
          </table:table-cell>
          <table:table-cell table:style-name="tabCasTraiteRecapAvasad.A3" office:value-type="string">
            <text:p text:style-name="P1"/>
          </table:table-cell>
          <table:table-cell table:style-name="tabCasTraiteRecapAvasad.A3" office:value-type="string">
            <text:p text:style-name="P5">%=montantTotalTraiteRecap=%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, sans-serif"/>
    <style:font-face style:name="Gill Sans MT_CCJU" svg:font-family="'Gill Sans MT_CCJU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04-16T11:32:02</meta:creation-date>
    <dc:creator>Mike Boillat</dc:creator>
    <dc:date>2013-10-08T17:55:02</dc:date>
    <meta:editing-cycles>31</meta:editing-cycles>
    <meta:editing-duration>PT4H1M22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4" meta:word-count="21" meta:character-count="376"/>
  </office:meta>
</office:document-meta>
</file>